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Roboto Condensed" svg:font-family="'Roboto Condensed', Roboto, Tahoma, Helvetica, 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c124c" officeooo:paragraph-rsid="001c124c"/>
    </style:style>
    <style:style style:name="P2" style:family="paragraph" style:parent-style-name="Standard">
      <style:text-properties officeooo:rsid="001dfc52" officeooo:paragraph-rsid="001dfc52"/>
    </style:style>
    <style:style style:name="P3" style:family="paragraph" style:parent-style-name="Standard">
      <style:text-properties officeooo:rsid="0027e93b" officeooo:paragraph-rsid="002aeceb"/>
    </style:style>
    <style:style style:name="P4" style:family="paragraph" style:parent-style-name="Standard">
      <style:text-properties officeooo:rsid="0027e93b" officeooo:paragraph-rsid="002c84da"/>
    </style:style>
    <style:style style:name="P5" style:family="paragraph" style:parent-style-name="Standard">
      <style:text-properties officeooo:rsid="0027e93b" officeooo:paragraph-rsid="00313b4f"/>
    </style:style>
    <style:style style:name="T1" style:family="text">
      <style:text-properties officeooo:rsid="0023cf49"/>
    </style:style>
    <style:style style:name="T2" style:family="text">
      <style:text-properties officeooo:rsid="0028cb82"/>
    </style:style>
    <style:style style:name="T3" style:family="text">
      <style:text-properties officeooo:rsid="002aeceb"/>
    </style:style>
    <style:style style:name="T4" style:family="text">
      <style:text-properties officeooo:rsid="002c84da"/>
    </style:style>
    <style:style style:name="T5" style:family="text">
      <style:text-properties officeooo:rsid="00313b4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ame: Nguyen Hoang Quan</text:p>
      <text:p text:style-name="P1">ID: 1412439</text:p>
      <text:p text:style-name="P1"/>
      <text:p text:style-name="P1">To day, I have to represent my weekly report to mentor. Therefore, I would like to make a request from you to allow me to have one day leave. <text:span text:style-name="T1">I apologize because I do not notify you sooner. Hoping for your kind consideration.</text:span></text:p>
      <text:p text:style-name="P2">Thank you! </text:p>
      <text:p text:style-name="P1"/>
      <text:p text:style-name="P1">1. Should student be friend with teacher on Facebook?</text:p>
      <text:p text:style-name="P1"/>
      <text:p text:style-name="P3">Many people say that student should be friend with their teacher on Facebook. In my opinion, I do not think so. If a teacher wants to communicate with a student about something, they can use different ways such as email, phone. <text:span text:style-name="T2">Emails is the formal mean to interact between students and their teacher. In my case, I usually discuss with my teacher via email for assignments. Beside, phone is used to contact in urgent circumstances.</text:span></text:p>
      <text:p text:style-name="P3"/>
      <text:p text:style-name="P4"><text:span text:style-name="T3">2. It is more important to work at a job you enjoy than to make a lot of money. Agree or disagree?</text:span></text:p>
      <text:p text:style-name="P4"/>
      <text:p text:style-name="P5"><text:span text:style-name="T4">In my personal opinion, I disagree with the view that working at a job I enjoy is more important than to make a lot of money. First of all, providing economic necessities is is the most essential. I believe that when I have the strengthen of finance and the solid career, I will have many opportunities to feeling well satisfied with what ever of desire. Beside, the job with the more high pay-salary the more high responsibility and challenges. Of course, working in the environment with many challenges and competitions make me have a lot of motivations. That is the ideal purposes for my life.</text:span></text:p>
      <text:p text:style-name="P5"/>
      <text:p text:style-name="P5"><text:span text:style-name="T5">3. Some student like studying alone. Other people studying in group. What is your opinion?</text:span></text:p>
      <text:p text:style-name="P5"/>
      <text:p text:style-name="P5"><text:span text:style-name="T5">Many student prefer to study alone while others believe that studying in group make more benefits than working by their self. Personally, I think working in group generate more ideals help us complete our assignments perfectly. For example, in a big project, I don’t complete it alone so working with my team player is save time and have good performance. We all work together, collect all information and finally, discuss all the materials. Moreover, studying a group dalso gives us experience how to interact with each other. We learn how to listen to other and respect other opinions. <text:s text:c="2"/></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Roboto Condensed" svg:font-family="'Roboto Condensed', Roboto, Tahoma, Helvetica, Verdana, 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2T10:44:20.904201919</meta:creation-date>
    <dc:date>2017-12-02T11:26:04.475435636</dc:date>
    <meta:editing-duration>PT41M38S</meta:editing-duration>
    <meta:editing-cycles>19</meta:editing-cycles>
    <meta:generator>LibreOffice/5.1.6.2$Linux_X86_64 LibreOffice_project/10m0$Build-2</meta:generator>
    <meta:document-statistic meta:table-count="0" meta:image-count="0" meta:object-count="0" meta:page-count="1" meta:paragraph-count="10" meta:word-count="375" meta:character-count="2129" meta:non-whitespace-character-count="1760"/>
  </office:meta>
</office:document-meta>
</file>